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25-01-06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24-02-1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23-01-17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21-12-01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20-12-14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9-12-09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9-02-04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7-12-20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7-02-0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6-02-02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4-03-13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3-01-17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2-02-02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0-12-2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10-02-1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9-02-25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7-02-0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6-01-1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3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98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9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9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9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9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9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9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2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2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1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1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1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0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0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8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9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6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5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4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0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7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8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7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7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13094584301</text:p>
          </table:table-cell>
          <table:table-cell office:value-type="string" calcext:value-type="string">
            <text:p>196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96" meta:object-count="0"/>
    <meta:user-defined meta:name="AppVersion">3.0</meta:user-defined>
  </office:meta>
</office:document-meta>
</file>